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ServicesTests.factoriesAndBeansWhenBeanFactory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tServicesTests.findByBeanNameWhenMatchReturns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erviceImpl.TestServic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ringFactoriesClassLoader.TestSpringFactoriesClassLoader( String factorie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ervic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tServicesTests.asListReturnsServices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tServicesTests.factoriesWithSpringFactoriesLoaderLoadsFromSpringFactorie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tServicesTests.factoriesAndBeansWithSpringFactoriesLoaderWhenSpringFactoriesLoader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tServicesTests.getSourceWhenMissing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tServicesTests.findByBeanNameWhenNoMatchReturns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tServicesTests.getSourceReturns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otServicesTests.loadLoadsFromBeanFactoryAndSpringFactoriesLoader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otServicesTests.iteratorReturnsServices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pringFactoriesClassLoader.getResourc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tServicesTests.factoriesAndBeansLoadsFromFactoriesAndBea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otServicesTests.factoriesLoadsFromAotFactories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erviceImpl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tServicesTests.streamReturnsServices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otServicesTests.factoriesAndBeansWithSpringFactoriesLoaderLoadsFromSpringFactoriesLoaderAndBea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ServiceImpl.TestServiceImpl( int ord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otServicesTests.factoriesWithClassLoaderLoadsFromAotFactori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otServicesTests.factoriesWithSpringFactoriesLoaderWhenSpringFactoriesLoader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